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ant: always implement one exercise at a time (if possible just parts of it), and test each solution (or each change). The general idea is, code a bit and try, code a bit and try...<text:line-break/><text:line-break/>Here's an example with an explanation about classes in JavaScript.<text:line-break/><text:line-break/>Classes were added in last version of JavaScript (called ECMAScript 6 or just ES6). It's something similar to how classes work in other languages (Java, Ruby, etc). This is a very important concept in programming, so sooner or later you'll want to learn about it. (And I highly recommend you to do it before the Java modules).<text:line-break/><text:line-break/>In this example you will find an index.html and 3 JavaScript files: main1.js, main2.js and main3.js.<text:line-break/><text:line-break/>The index.html loads main1.js. Read the main1.js file and see how it creates a plain literal object with some methods.<text:line-break/><text:line-break/>When you understand main1.js make index.html load main2.js instead, and try to understand what main2.js does. It just creates the object from inside a function, to avoid code repetition.<text:line-break/><text:line-break/>Finally replace main2.js by main3.js, where you can see how you can use classes instead of plain objects.<text:line-break/><text:line-break/><text:line-break/>You can play with the Car class in main3.js to understand how it works.<text:line-break/>Suggested exercises:<text:line-break/><text:line-break/>1) Add another property like model, so you can create a "Ford" with model "Mondeo". Make the status method display the model too.<text:line-break/>2) Fix the brake method so the car never reduces its speed below zero (a Car can't run at -50 km/h) even when you try to brake more than necessary.<text:line-break/>3) Add a new method to stop the car immediately (set the speed to 0). It doesn't need parameters.<text:line-break/>4) Add a method that returns a boolean saying if the car is running (speed is greater than zero) or not.<text:line-break/><text:line-break/><text:line-break/>You can also try to create other classes. For example a TV class:<text:line-break/><text:line-break/>1) Create a TV class with properties like brand, channel and volume.<text:line-break/> <text:s text:c="3"/>Specify brand in a constructor parameter. Channel should be 1 by default. Volume should be 50 by default.<text:line-break/>2) Add methods to increase and decrease volume. Volume can't never be below 0 or above 100.<text:line-break/>3) Add a method to set the channel. Let's say the TV has only 50 channels so if you try to set channel 60 the TV will stay at the current channel.<text:line-break/>4) Add a method to reset TV so it goes back to channel 1 and volume 50. (Hint: consider using it from the constructor).<text:line-break/>5) It's useful to write a status, that returns info about the TV status like: "Panasonic at channel 8, volume 75".<text:line-break/><text:line-break/><text:line-break/>Look for main4.js and main5.js here.<text:line-break/><text:line-break/>After reading, playing with them and understanding what they do, here are some exercises.<text:line-break/><text:line-break/><text:soft-page-break/>1) In ShoppingCart, define a method totalPrice() that returns the total amount of the products it contains.<text:line-break/><text:line-break/>2) Now let's say that, if you buy 5 products or more, you have a 10% of discount. Change totalPrice to reflect this calculation.<text:line-break/><text:line-break/>3) Besides the previous discount, if you buy 3 items of the same type (e.g. 3 pencils) you may get one more for free. So, if you buy 4 pencils you only pay 3, if you buy 8 pencils you only pay 6, etc. Change totalPrice so it considers the free items you get. Notice that if you buy 3 pencils you just pay the 3 of them.<text:line-break/><text:line-break/>4) Sometimes a product is sold out and has to be replaced by a new one. Add a method replace(productName, replacementProduct) that looks for products with productName and replaces them by new instances of the product like replacementProduct. Notice that productName is a string, and replacementProduct is a Product. Also, bear in mind that you don't have to add the replacementProduct itself to the cart, but create new products like that one (whenever necessary).<text:line-break/><text:line-break/>Important: always implement one exercise at a time (if possible just parts of it), and test each solution (or each change) with different combinations of products. The general idea is, code a bit and try, code a bit and try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. .</meta:initial-creator>
    <meta:creation-date>2018-04-23T11:07:51.91</meta:creation-date>
    <meta:document-statistic meta:table-count="0" meta:image-count="0" meta:object-count="0" meta:page-count="2" meta:paragraph-count="1" meta:word-count="674" meta:character-count="3782"/>
    <dc:date>2018-04-23T11:08:23.07</dc:date>
    <dc:creator>. .</dc:creator>
    <meta:editing-duration>PT31S</meta:editing-duration>
    <meta:editing-cycles>1</meta:editing-cycles>
    <meta:generator>OpenOffice/4.1.3$Win32 OpenOffice.org_project/413m1$Build-9783</meta:generator>
  </office:meta>
</office:document-meta>
</file>